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11e4e2" officeooo:paragraph-rsid="0011e4e2" style:font-style-asian="normal" style:font-weight-asian="bold" style:font-style-complex="normal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normal" officeooo:rsid="0010114f" officeooo:paragraph-rsid="0010114f" style:font-style-asian="normal" style:font-weight-asian="normal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19089c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96a67" officeooo:paragraph-rsid="00096a67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9089c" officeooo:paragraph-rsid="0019089c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0a7960" officeooo:paragraph-rsid="000a7960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096a6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weight="bold" officeooo:rsid="00096a67" officeooo:paragraph-rsid="001b00d2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9089c" officeooo:paragraph-rsid="001b00d2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1b00d2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a7960" officeooo:paragraph-rsid="001c103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11e4e2" officeooo:paragraph-rsid="001c103d" style:font-style-asian="normal" style:font-weight-asian="bold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fo:font-style="normal" fo:font-weight="bold" officeooo:rsid="001c232c" officeooo:paragraph-rsid="001c232c" style:font-style-asian="normal" style:font-weight-asian="bold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1c103d" officeooo:paragraph-rsid="001c103d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>
        <style:tab-stops>
          <style:tab-stop style:position="2.064cm"/>
        </style:tab-stops>
      </style:paragraph-properties>
      <style:text-properties officeooo:rsid="00096a67" officeooo:paragraph-rsid="001c103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normal" officeooo:rsid="000a7960" style:font-style-asian="italic" style:font-weight-asian="normal" style:font-style-complex="italic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bold" officeooo:rsid="0019089c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195788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c103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a796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9089c" style:font-style-asian="normal" style:font-weight-asian="normal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00d2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2038" style:font-weight-asian="normal" style:font-weight-complex="normal"/>
    </style:style>
    <style:style style:name="T14" style:family="text">
      <style:text-properties fo:font-weight="normal" officeooo:rsid="0014c766" style:font-weight-asian="normal" style:font-weight-complex="normal"/>
    </style:style>
    <style:style style:name="T15" style:family="text">
      <style:text-properties fo:font-weight="normal" officeooo:rsid="00182c42" style:font-weight-asian="normal" style:font-weight-complex="normal"/>
    </style:style>
    <style:style style:name="T16" style:family="text">
      <style:text-properties fo:font-weight="normal" officeooo:rsid="001c103d" style:font-weight-asian="normal" style:font-weight-complex="normal"/>
    </style:style>
    <style:style style:name="T17" style:family="text">
      <style:text-properties fo:font-weight="normal" officeooo:rsid="000a7960" style:font-weight-asian="normal" style:font-weight-complex="normal"/>
    </style:style>
    <style:style style:name="T18" style:family="text">
      <style:text-properties fo:font-weight="normal" officeooo:rsid="0019089c" style:font-weight-asian="normal" style:font-weight-complex="normal"/>
    </style:style>
    <style:style style:name="T19" style:family="text">
      <style:text-properties officeooo:rsid="0016b602"/>
    </style:style>
    <style:style style:name="T20" style:family="text">
      <style:text-properties officeooo:rsid="0019089c"/>
    </style:style>
    <style:style style:name="T21" style:family="text">
      <style:text-properties officeooo:rsid="001b00d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ДЗ <text:span text:style-name="T20">3</text:span></text:p>
      <text:p text:style-name="P3"/>
      <text:p text:style-name="P3">1 этап</text:p>
      <text:p text:style-name="P6">Используя JAXB сервлет XMLServlet во временной папке приложения создается файл employees.xml. </text:p>
      <text:p text:style-name="P4">После запуска приложение доступно по ссылке <text:span text:style-name="T10">localhost:8080/</text:span><text:span text:style-name="T1">rnk</text:span><text:span text:style-name="T3">/rnk_</text:span><text:span text:style-name="T4">xml (метод POST)</text:span><text:span text:style-name="T7">.</text:span></text:p>
      <text:p text:style-name="P5"/>
      <text:p text:style-name="P3">2 этап</text:p>
      <text:p text:style-name="P11">Используя javax.xml.xpath сервлет XMLServlet ищет в созданном файле <text:s/>employees.xml сотрудников, у которых ЗП выше средней и выводит в ответ сервлета.</text:p>
      <text:p text:style-name="P4">После запуска приложение доступно по ссылке <text:span text:style-name="T10">localhost:8080/</text:span><text:span text:style-name="T1">rnk</text:span><text:span text:style-name="T3">/rnk_</text:span><text:span text:style-name="T4">xml (метод </text:span><text:span text:style-name="T5">GET</text:span><text:span text:style-name="T4">)</text:span><text:span text:style-name="T7">.</text:span></text:p>
      <text:p text:style-name="P2"/>
      <text:p text:style-name="P10"><text:span text:style-name="T21">3</text:span> этап</text:p>
      <text:p text:style-name="P16">Добавил сервлет JSONServlet</text:p>
      <text:p text:style-name="P16">При помощи JAXB сервлет маршалит данные из файла employees.xml на список объектов сущностей StaffEntity, затем при помощи JSONB — десериализует этот список в файл employees.json. </text:p>
      <text:p text:style-name="P12">После запуска приложение доступно по ссылке <text:span text:style-name="T10">localhost:8080/</text:span><text:span text:style-name="T1">rnk</text:span><text:span text:style-name="T3">/rnk_</text:span><text:span text:style-name="T6">json</text:span><text:span text:style-name="T4"> (метод </text:span><text:span text:style-name="T6">POST</text:span><text:span text:style-name="T4">)</text:span><text:span text:style-name="T7">.</text:span></text:p>
      <text:p text:style-name="P16"><text:span text:style-name="T7">Примечание:</text:span></text:p>
      <text:p text:style-name="P16"><text:span text:style-name="T7"><text:tab/>перед вызовом необходимо создать файл employees.xml (вызвать </text:span><text:span text:style-name="T8">localhost:8080/</text:span><text:span text:style-name="T2">rnk</text:span><text:span text:style-name="T8">/rnk_</text:span><text:span text:style-name="T9">xml (метод POST)</text:span><text:span text:style-name="T7">).</text:span></text:p>
      <text:p text:style-name="P16"><text:span text:style-name="T7"/></text:p>
      <text:p text:style-name="P17"><text:span text:style-name="T11">3</text:span><text:span text:style-name="T10"> этап</text:span></text:p>
      <text:p text:style-name="P16">При помощи JSONB сервлет маршалит данные из файла employees.json на список объектов сущностей StaffEntity, затем выводит информацию о сотрудниках с нечетными номерами в этом списке.</text:p>
      <text:p text:style-name="P16"><text:s/></text:p>
      <text:p text:style-name="P13">После запуска приложение доступно по ссылке <text:span text:style-name="T10">localhost:8080/</text:span><text:span text:style-name="T1">rnk</text:span><text:span text:style-name="T3">/rnk_</text:span><text:span text:style-name="T6">json</text:span><text:span text:style-name="T4"> (метод </text:span><text:span text:style-name="T6">GET</text:span><text:span text:style-name="T4">)</text:span><text:span text:style-name="T7">.</text:span></text:p>
      <text:p text:style-name="P16"><text:span text:style-name="T7">Примечание:</text:span></text:p>
      <text:p text:style-name="P14"><text:span text:style-name="T16"><text:tab/>перед вызовом необходимо создать файл employees.xml (вызвать </text:span><text:span text:style-name="T17">localhost:8080/</text:span><text:span text:style-name="T2">rnk</text:span><text:span text:style-name="T17">/rnk_</text:span><text:span text:style-name="T18">xml (метод POST)</text:span><text:span text:style-name="T16">), затем создать файл employees.json (вызвать </text:span><text:span text:style-name="T17">localhost:8080/</text:span><text:span text:style-name="T2">rnk</text:span><text:span text:style-name="T17">/rnk_</text:span><text:span text:style-name="T16">json</text:span><text:span text:style-name="T18"> (метод POST)</text:span><text:span text:style-name="T16">).</text:span></text:p>
      <text:p text:style-name="P14"><text:span text:style-name="T16"/></text:p>
      <text:p text:style-name="P14">Примечания:</text:p>
      <text:p text:style-name="P15"><text:span text:style-name="T12">Наиболее интересным моментом показалась кастомизация сериализации/десериализации сущностей с помощью адаптеров.</text:span></text:p>
      <text:p text:style-name="P15"><text:span text:style-name="T12">Наиболее сложным моментом показалась десериализация массива json в ArrayList (долго не мог понять как найти объект reflection.Type для ArrayLis&lt;StaffEntity&gt;)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08:26:38.594947900</meta:creation-date>
    <dc:date>2018-10-12T06:37:31.446573219</dc:date>
    <meta:editing-duration>PT1H45M11S</meta:editing-duration>
    <meta:editing-cycles>16</meta:editing-cycles>
    <meta:generator>LibreOffice/6.0.3.2$Linux_X86_64 LibreOffice_project/00m0$Build-2</meta:generator>
    <meta:document-statistic meta:table-count="0" meta:image-count="0" meta:object-count="0" meta:page-count="1" meta:paragraph-count="22" meta:word-count="189" meta:character-count="1589" meta:non-whitespace-character-count="1414"/>
  </office:meta>
</office:document-meta>
</file>